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3pt" style:font-size-asian="13pt" style:font-size-complex="13pt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7" style:family="paragraph" style:parent-style-name="Standard">
      <style:text-properties fo:font-size="13pt" style:text-underline-style="solid" style:text-underline-width="auto" style:text-underline-color="font-color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litica estera di Giolitti</text:p>
      <text:p text:style-name="P2"/>
      <text:p text:style-name="P1"/>
      <text:p text:style-name="P5">Il <text:span text:style-name="T1">primo tentativo di conquistare le colonie in Africa è avvenuto alla fine del 1800.</text:span></text:p>
      <text:p text:style-name="P5">All'inizio lo fa senza una campagna militare, ma s<text:span text:style-name="T1">olamente acquistando territori</text:span> in <text:span text:style-name="T1">Somalia e in Eritrea.</text:span></text:p>
      <text:p text:style-name="P4"/>
      <text:p text:style-name="P6">L'imperatore Menelick nel 1887 sconfisse gli italiani.</text:p>
      <text:p text:style-name="P4">Nel 1889 venne stipulato il <text:span text:style-name="T1">trattato di uccialì</text:span> che stabiliva dei rapporti di carattere commerciale.</text:p>
      <text:p text:style-name="P4"/>
      <text:p text:style-name="P7">Gli etiopi però si accorserò che la traduzione italiana era diversa dall'originale.</text:p>
      <text:p text:style-name="P4"/>
      <text:p text:style-name="P4"><text:span text:style-name="T1">Nel 1895 scoppia la guerra</text:span> perchè gli italiani non vollero rinunciare all'Etiopia.</text:p>
      <text:p text:style-name="P4">Essi però perdono la guerra ad Adua e gli italiani mantengono solo i pochi possedimenti in Eritrea.</text:p>
      <text:p text:style-name="P4"/>
      <text:p text:style-name="P4"><text:span text:style-name="T2">La maggioranza degli italiani era favorevole alla </text:span><text:span text:style-name="T3">colonizzazione</text:span>, però:</text:p>
      <text:p text:style-name="P4"><text:span text:style-name="T1">Giolitti</text:span>, anche se lui stesso non era tanto convinto di fare una nuova campagna militare, perchè <text:span text:style-name="T1">gli sembrava inutile</text:span>, <text:span text:style-name="T1">dovette dare ascolto a tutto il resto del popolo. </text:span></text:p>
      <text:p text:style-name="P4"><text:span text:style-name="T4">Tutti</text:span><text:span text:style-name="T3"> i socialisti erano contrari</text:span><text:span text:style-name="T4"> alla campagna perchè avrebbe </text:span><text:span text:style-name="T3">favorito solo gli imprenditori</text:span> e non i lavoratori.</text:p>
      <text:p text:style-name="P7">Nel 1911 l'Italia dichiara guerra all'impero ottomano e vinse, <text:span text:style-name="T1">conquistando parte della Libia.</text:span></text:p>
      <text:p text:style-name="P7"/>
      <text:p text:style-name="P4">Giolitti, <text:span text:style-name="T2">dopo la conquista, non potè più contare sull'appoggio dei socialisti.</text:span></text:p>
      <text:p text:style-name="P4"><text:span text:style-name="T2">Per cercare di rimediare, Giolitti fece una </text:span><text:span text:style-name="T3">legge elettorale nel 1912</text:span><text:span text:style-name="T2">: </text:span><text:span text:style-name="T3">il suffragio universale maschile</text:span> (potevano votare i maggiorenni che erano in grado di leggere e scrivere e dai 30 anni in poi, tutti).</text:p>
      <text:p text:style-name="P4"/>
      <text:p text:style-name="P6">Nel 1913 ci furono le nuove elezioni.</text:p>
      <text:p text:style-name="P6"/>
      <text:p text:style-name="P7">Giolitti si presentò come leader dei liberali.</text:p>
      <text:p text:style-name="P4"><text:span text:style-name="T3">Per assicurarsi più voti,</text:span><text:span text:style-name="T2"> prende accordi con il mondo cattolico e fece il </text:span><text:span text:style-name="T3">Patto Gentiloni</text:span> (1913) <text:span text:style-name="T2">Gentiloni era il rappresentante ufficiale del mondo cattolico</text:span>, <text:span text:style-name="T2">il patto stabiliva che i cattolici si impegnavano a votare, in cambio di una rassicurazione politica</text:span> (<text:span text:style-name="T2">niente leggi contro la chiesa</text:span>). Da questo momeno in poi<text:span text:style-name="T1"> finisce il Non-expedit</text:span> e i cattolici tornano a far parte della vita politica. <text:s/></text:p>
      <text:p text:style-name="P4"/>
      <text:p text:style-name="P4">Nel 1919 nasce il partito popolare (partito dei cattolici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44S</meta:editing-duration>
    <meta:editing-cycles>5</meta:editing-cycles>
    <meta:generator>OpenOffice/4.1.3$Win32 OpenOffice.org_project/413m1$Build-9783</meta:generator>
    <dc:date>2017-10-24T20:04:45.12</dc:date>
    <dc:creator>Cristian Borelli</dc:creator>
    <meta:document-statistic meta:table-count="0" meta:image-count="0" meta:object-count="0" meta:page-count="1" meta:paragraph-count="18" meta:word-count="296" meta:character-count="1905"/>
    <meta:user-defined meta:name="Info 1"/>
    <meta:user-defined meta:name="Info 2"/>
    <meta:user-defined meta:name="Info 3"/>
    <meta:user-defined meta:name="Info 4"/>
  </office:meta>
</office:document-meta>
</file>